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text-position="super 58%"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. Phillip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4</text:p>
      <text:p text:style-name="P5">Date (derived from Gregorian calendar)<text:tab/>8 December 1873</text:p>
      <text:p text:style-name="P5">Month<text:tab/><text:tab/><text:tab/><text:tab/><text:tab/><text:tab/>December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Y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d. S. Morais/</text:span></text:p>
      <text:p text:style-name="P2"><text:span text:style-name="T1">Mickv</text:span><text:span text:style-name="T2">é Israel/</text:span></text:p>
      <text:p text:style-name="P2"><text:span text:style-name="T2">546 Nth. 5</text:span><text:span text:style-name="T3">th</text:span><text:span text:style-name="T2">. St/</text:span></text:p>
      <text:p text:style-name="P2"><text:span text:style-name="T2"><text:tab/>Philadelphia/</text:span></text:p>
      <text:p text:style-name="P2"><text:span text:style-name="T2"><text:tab/><text:tab/>United States/</text:span></text:p>
      <text:p text:style-name="P2"><text:span text:style-name="T2"><text:tab/><text:tab/><text:tab/>America/</text:span></text:p>
      <text:p text:style-name="P2"><text:span text:style-name="T2"/></text:p>
      <text:p text:style-name="P2"><text:span text:style-name="T2">[Page 1]</text:span></text:p>
      <text:p text:style-name="P3"><text:span text:style-name="T2">Decr. 8</text:span><text:span text:style-name="T3">th</text:span><text:span text:style-name="T2"> 5634(/)1873/</text:span></text:p>
      <text:p text:style-name="P2"><text:span text:style-name="T2">Revd. Sir/</text:span></text:p>
      <text:p text:style-name="P2"><text:span text:style-name="T2"><text:tab/>I must apologise[sic] for/ not replying to your note ere/ this as I have been indisposed/ some time and inconsequence[sic] thereof,/ could not make the needful/ enquiries[sic]./</text:span></text:p>
      <text:p text:style-name="P2"><text:span text:style-name="T2"><text:tab/>Your letter has been shown/ to the oldest inhabitants of/ the town and they fail to/ discover who the said Philip/ Moses was, they naturally say/ that he immigrated above/ 100 years, and none of them/</text:span></text:p>
      <text:p text:style-name="P2"><text:span text:style-name="T2"/></text:p>
      <text:p text:style-name="P2"><text:span text:style-name="T2">[Page 2]</text:span></text:p>
      <text:p text:style-name="P2"><text:span text:style-name="T2">have reached that advanced/ age, so how is it possible that/ they should be able to give/ any information respecting the/ whereabouts of his property./ <text:s/>It seems to me incredible/ that the late Mr. Moses should/ have left so much property/ in this town, and should/ not have claimed it,/ considering that he attained the/ good old age of 90 years,/ and that if he was in receipt/ of the income of his property/ that his heirs should be/ ignorant of its whereabouts,/ however this is no business/ of mine I only throw out the/</text:span></text:p>
      <text:p text:style-name="P2"><text:span text:style-name="T2"/></text:p>
      <text:p text:style-name="P2"><text:span text:style-name="T2">[Page 3]</text:span></text:p>
      <text:p text:style-name="P2"><text:span text:style-name="T2">suggestion, and how it is/ impossible to discover the/ property in question./</text:span></text:p>
      <text:p text:style-name="P2"><text:span text:style-name="T2"><text:tab/>If the family entertain any/ serious idea concerning it,/ I should advise them to/ communicate with the/ Lord Chancellor of England/ and perhaps he may be able/ to give them some information./ <text:s/>I regret very much that I should/ be unable to assist the family/ in the discovery of the alleged/ property, but when you/ consider the case in all its/ bearings I think you will agree/ with me that it is utterly/ impossible./</text:span></text:p>
      <text:p text:style-name="P2"><text:span text:style-name="T2"><text:tab/>I am, Revd Sir/</text:span></text:p>
      <text:p text:style-name="P2"><text:span text:style-name="T2"><text:tab/><text:tab/>Yours Faithfully/</text:span></text:p>
      <text:p text:style-name="P2"><text:span text:style-name="T2">[Hebrew]<text:tab/><text:tab/>I. Phillip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09:25:02</meta:creation-date>
    <dc:date>2009-05-19T09:42:29</dc:date>
    <dc:language>en-US</dc:language>
    <meta:editing-cycles>2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445" meta:character-count="2877"/>
  </office:meta>
</office:document-meta>
</file>